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</table:table-row>
      </table:table>
      <table:table table:name="contributing_role" table:style-name="ta1">
        <table:table-column table:style-name="co1" table:default-cell-style-name="Default"/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multivoice participant</text:p>
          </table:table-cell>
        </table:table-row>
        <table:table-row table:style-name="ro1"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organizer</text:p>
          </table:table-cell>
        </table:table-row>
        <table:table-row table:style-name="ro1"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cocreator</text:p>
          </table:table-cell>
        </table:table-row>
        <table:table-row table:style-name="ro1">
          <table:table-cell office:value-type="string" calcext:value-type="string">
            <text:p>writer</text:p>
          </table:table-cell>
        </table:table-row>
      </table:table>
      <table:table table:name="creation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odfic</text:p>
          </table:table-cell>
        </table:table-row>
        <table:table-row table:style-name="ro1">
          <table:table-cell office:value-type="string" calcext:value-type="string">
            <text:p>fanfic</text:p>
          </table:table-cell>
        </table:table-row>
        <table:table-row table:style-name="ro1">
          <table:table-cell office:value-type="string" calcext:value-type="string">
            <text:p>podvid</text:p>
          </table:table-cell>
        </table:table-row>
        <table:table-row table:style-name="ro1">
          <table:table-cell office:value-type="string" calcext:value-type="string">
            <text:p>fanart</text:p>
          </table:table-cell>
        </table:table-row>
        <table:table-row table:style-name="ro1">
          <table:table-cell office:value-type="string" calcext:value-type="string">
            <text:p>zine</text:p>
          </table:table-cell>
        </table:table-row>
      </table:table>
      <table:table table:name="fandom_category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ooks and original works</text:p>
          </table:table-cell>
        </table:table-row>
        <table:table-row table:style-name="ro1">
          <table:table-cell office:value-type="string" calcext:value-type="string">
            <text:p>movies and TV shows</text:p>
          </table:table-cell>
        </table:table-row>
        <table:table-row table:style-name="ro1">
          <table:table-cell office:value-type="string" calcext:value-type="string">
            <text:p>comics and webcomics</text:p>
          </table:table-cell>
        </table:table-row>
        <table:table-row table:style-name="ro1">
          <table:table-cell office:value-type="string" calcext:value-type="string">
            <text:p>RPF</text:p>
          </table:table-cell>
        </table:table-row>
      </table:table>
      <table:table table:name="langu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de</text:p>
          </table:table-cell>
        </table:table-row>
      </table:table>
      <table:table table:name="media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raphic</text:p>
          </table:table-cell>
        </table:table-row>
        <table:table-row table:style-name="ro1">
          <table:table-cell office:value-type="string" calcext:value-type="string">
            <text:p>video</text:p>
          </table:table-cell>
        </table:table-row>
      </table:table>
      <table:table table:name="occasion_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quires_recipient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no</text:p>
          </table:table-cell>
        </table:table-row>
      </table:table>
      <table:table table:name="pairing_categ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ault_AO3_tag</text:p>
          </table:table-cell>
          <table:table-cell office:value-type="string" calcext:value-type="string">
            <text:p>detailed_category</text:p>
          </table:table-cell>
        </table:table-row>
        <table:table-row table:style-name="ro1">
          <table:table-cell table:number-columns-repeated="2" office:value-type="string" calcext:value-type="string">
            <text:p>M/M</text:p>
          </table:table-cell>
        </table:table-row>
        <table:table-row table:style-name="ro1">
          <table:table-cell table:number-columns-repeated="2" office:value-type="string" calcext:value-type="string">
            <text:p>F/M</text:p>
          </table:table-cell>
        </table:table-row>
        <table:table-row table:style-name="ro1">
          <table:table-cell table:number-columns-repeated="2" office:value-type="string" calcext:value-type="string">
            <text:p>F/F</text:p>
          </table:table-cell>
        </table:table-row>
        <table:table-row table:style-name="ro1"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table:number-columns-repeated="2" office:value-type="string" calcext:value-type="string">
            <text:p>Multi</text:p>
          </table:table-cell>
        </table:table-row>
        <table:table-row table:style-name="ro1">
          <table:table-cell table:number-columns-repeated="2" office:value-type="string" calcext:value-type="string">
            <text:p>Gen</text:p>
          </table:table-cell>
        </table:table-row>
      </table:table>
      <table:table table:name="process_st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1 - recordi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 - edit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3 - cover ar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4 - post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5 - prom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6 - archiv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process_statu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to d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t applicable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rat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General Audiences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en And Up Audiences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t Rated</text:p>
          </table:table-cell>
          <table:table-cell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ocmed_platform" table:style-name="ta1">
        <table:table-column table:style-name="co1" table:default-cell-style-name="Default"/>
        <table:table-row table:style-name="ro1"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Tumblr</text:p>
          </table:table-cell>
        </table:table-row>
        <table:table-row table:style-name="ro1">
          <table:table-cell office:value-type="string" calcext:value-type="string">
            <text:p>Twitter/X</text:p>
          </table:table-cell>
        </table:table-row>
        <table:table-row table:style-name="ro1">
          <table:table-cell office:value-type="string" calcext:value-type="string">
            <text:p>Bsky</text:p>
          </table:table-cell>
        </table:table-row>
        <table:table-row table:style-name="ro1">
          <table:table-cell office:value-type="string" calcext:value-type="string">
            <text:p>Dreamwidth</text:p>
          </table:table-cell>
        </table:table-row>
        <table:table-row table:style-name="ro1">
          <table:table-cell office:value-type="string" calcext:value-type="string">
            <text:p>Mastodon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</table:table>
      <table:table table:name="template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haptered podfic</text:p>
          </table:table-cell>
        </table:table-row>
        <table:table-row table:style-name="ro1">
          <table:table-cell office:value-type="string" calcext:value-type="string">
            <text:p>single-chaptered pod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07T19:52:38.997871127</dc:date>
    <meta:editing-duration>PT7H9M12S</meta:editing-duration>
    <meta:editing-cycles>33</meta:editing-cycles>
    <meta:generator>LibreOffice/7.3.7.2$Linux_X86_64 LibreOffice_project/30$Build-2</meta:generator>
    <meta:document-statistic meta:table-count="13" meta:cell-count="123" meta:object-count="0"/>
  </office:meta>
</office:document-meta>
</file>